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Ubuntu" svg:font-family="Ubuntu" style:font-family-generic="swiss"/>
    <style:font-face style:name="Monospace1" svg:font-family="Monospace"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
    <style:style style:name="P2" style:family="paragraph" style:parent-style-name="Text_20_body" style:list-style-name="">
      <style:text-properties officeooo:paragraph-rsid="00135f2c"/>
    </style:style>
    <style:style style:name="P3" style:family="paragraph" style:parent-style-name="Text_20_body">
      <style:text-properties officeooo:rsid="00135f2c" officeooo:paragraph-rsid="00135f2c"/>
    </style:style>
    <style:style style:name="P4" style:family="paragraph" style:parent-style-name="Text_20_body" style:list-style-name="L8">
      <style:text-properties officeooo:rsid="00135f2c" officeooo:paragraph-rsid="00135f2c"/>
    </style:style>
    <style:style style:name="P5" style:family="paragraph" style:parent-style-name="Text_20_body" style:list-style-name="L9">
      <style:text-properties officeooo:rsid="00135f2c" officeooo:paragraph-rsid="00135f2c"/>
    </style:style>
    <style:style style:name="P6" style:family="paragraph" style:parent-style-name="Text_20_body">
      <style:paragraph-properties fo:margin-left="0in" fo:margin-right="0in" fo:margin-top="0in" fo:margin-bottom="0in" style:contextual-spacing="false" fo:text-indent="0in" style:auto-text-indent="false"/>
      <style:text-properties officeooo:rsid="0011b29e" officeooo:paragraph-rsid="0011b29e"/>
    </style:style>
    <style:style style:name="P7" style:family="paragraph" style:parent-style-name="Text_20_body">
      <style:paragraph-properties fo:margin-left="0in" fo:margin-right="0in" fo:margin-top="0in" fo:margin-bottom="0in" style:contextual-spacing="false" fo:text-indent="0in" style:auto-text-indent="false"/>
      <style:text-properties style:use-window-font-color="true" fo:font-size="10pt" style:text-underline-style="none" fo:font-weight="normal" officeooo:rsid="0011b29e" officeooo:paragraph-rsid="0011b29e" style:font-size-asian="10pt" style:font-weight-asian="normal" style:font-size-complex="10pt" style:font-weight-complex="normal"/>
    </style:style>
    <style:style style:name="P8" style:family="paragraph" style:parent-style-name="Text_20_body">
      <style:paragraph-properties fo:margin-left="0in" fo:margin-right="0in" fo:margin-top="0in" fo:margin-bottom="0in" style:contextual-spacing="false" fo:text-indent="0in" style:auto-text-indent="false"/>
      <style:text-properties style:use-window-font-color="true" fo:font-size="10pt" style:text-underline-style="none" fo:font-weight="normal" officeooo:rsid="0011b29e" officeooo:paragraph-rsid="00135f2c" style:font-size-asian="10pt" style:font-weight-asian="normal" style:font-size-complex="10pt" style:font-weight-complex="normal"/>
    </style:style>
    <style:style style:name="P9" style:family="paragraph" style:parent-style-name="Text_20_body">
      <style:paragraph-properties fo:margin-left="0in" fo:margin-right="0in" fo:margin-top="0in" fo:margin-bottom="0in" style:contextual-spacing="false" fo:text-indent="0in" style:auto-text-indent="false"/>
      <style:text-properties fo:color="#990000" style:font-name="Monospace1" fo:font-size="10pt" officeooo:rsid="00135f2c" officeooo:paragraph-rsid="00135f2c" style:font-size-asian="10pt" style:font-size-complex="10pt"/>
    </style:style>
    <style:style style:name="P10" style:family="paragraph" style:parent-style-name="Text_20_body">
      <style:paragraph-properties fo:margin-left="0in" fo:margin-right="0in" fo:margin-top="0in" fo:margin-bottom="0in" style:contextual-spacing="false" fo:text-indent="0in" style:auto-text-indent="false"/>
      <style:text-properties style:font-name="Monospace1" fo:font-size="10pt" officeooo:rsid="00135f2c" officeooo:paragraph-rsid="00135f2c" style:font-size-asian="10pt" style:font-size-complex="10pt"/>
    </style:style>
    <style:style style:name="P11" style:family="paragraph" style:parent-style-name="Text_20_body">
      <style:paragraph-properties fo:margin-left="0in" fo:margin-right="0in" fo:margin-top="0in" fo:margin-bottom="0in" style:contextual-spacing="false" fo:text-indent="0in" style:auto-text-indent="false"/>
      <style:text-properties style:font-name="Monospace1" fo:font-size="10pt" officeooo:rsid="0011b29e" officeooo:paragraph-rsid="0011b29e" style:font-size-asian="10pt" style:font-size-complex="10pt"/>
    </style:style>
    <style:style style:name="P12" style:family="paragraph" style:parent-style-name="Text_20_body">
      <style:paragraph-properties fo:margin-left="0in" fo:margin-right="0in" fo:margin-top="0in" fo:margin-bottom="0in" style:contextual-spacing="false" fo:text-indent="0in" style:auto-text-indent="false"/>
      <style:text-properties style:font-name="Arial" fo:font-size="10pt" officeooo:rsid="00135f2c" officeooo:paragraph-rsid="00135f2c" style:font-size-asian="10pt" style:font-size-complex="10pt"/>
    </style:style>
    <style:style style:name="P13" style:family="paragraph" style:parent-style-name="Text_20_body" style:list-style-name="L10">
      <style:paragraph-properties fo:margin-top="0in" fo:margin-bottom="0in" style:contextual-spacing="false"/>
      <style:text-properties style:font-name="Arial" fo:font-size="10pt" officeooo:rsid="00135f2c" officeooo:paragraph-rsid="00135f2c" style:font-size-asian="10pt" style:font-size-complex="10pt"/>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Title" style:list-style-name=""/>
    <style:style style:name="P16" style:family="paragraph" style:parent-style-name="Heading_20_1" style:list-style-name=""/>
    <style:style style:name="P17" style:family="paragraph" style:parent-style-name="Heading_20_1">
      <style:paragraph-properties fo:break-before="page"/>
    </style:style>
    <style:style style:name="P18" style:family="paragraph" style:parent-style-name="Heading_20_1">
      <style:paragraph-properties fo:break-before="page"/>
      <style:text-properties officeooo:rsid="00135f2c" officeooo:paragraph-rsid="00135f2c"/>
    </style:style>
    <style:style style:name="P19" style:family="paragraph" style:parent-style-name="Header">
      <style:text-properties officeooo:rsid="00135f2c" officeooo:paragraph-rsid="00135f2c"/>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agraph-properties fo:margin-left="0in" fo:margin-right="0in" fo:margin-top="0in" fo:margin-bottom="0in" fo:line-height="100%" fo:text-align="center" fo:text-indent="0in"/>
    </style:style>
    <style:style style:name="P2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2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 style:family="text">
      <style:text-properties style:font-name="Monospace"/>
    </style:style>
    <style:style style:name="T2" style:family="text">
      <style:text-properties style:font-name="Monospace" officeooo:rsid="00135f2c"/>
    </style:style>
    <style:style style:name="T3" style:family="text">
      <style:text-properties fo:background-color="#ffff00" loext:char-shading-value="0"/>
    </style:style>
    <style:style style:name="T4" style:family="text">
      <style:text-properties fo:font-weight="bold" style:font-weight-asian="bold" style:font-weight-complex="bold"/>
    </style:style>
    <style:style style:name="T5" style:family="text">
      <style:text-properties officeooo:rsid="00135f2c"/>
    </style:style>
    <style:style style:name="T6" style:family="text">
      <style:text-properties fo:font-style="italic" style:font-style-asian="italic" style:font-style-complex="italic"/>
    </style:style>
    <style:style style:name="T7" style:family="text">
      <style:text-properties style:text-position="super 58%"/>
    </style:style>
    <style:style style:name="T8" style:family="text">
      <style:text-properties style:text-position="0% 100%"/>
    </style:style>
    <style:style style:name="T9" style:family="text">
      <style:text-properties style:font-name="Liberation Serif" fo:font-size="12pt" style:font-size-asian="12pt" style:font-size-complex="12pt"/>
    </style:style>
    <style:style style:name="T10"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11">
      <style:graphic-properties draw:stroke="solid" svg:stroke-width="0in" svg:stroke-color="#3465a4" draw:marker-start="" draw:marker-start-width="0.0783in" draw:marker-start-center="false" draw:marker-end="" draw:marker-end-width="0.0783in" draw:marker-end-center="false" draw:fill="solid" draw:fill-color="#ff950e"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list-style-name="L12">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list-style-name="L13">
      <style:graphic-properties draw:stroke="solid" svg:stroke-width="0in" svg:stroke-color="#3465a4" draw:marker-start="" draw:marker-start-width="0.0783in" draw:marker-start-center="false" draw:marker-end="" draw:marker-end-width="0.0783in" draw:marker-end-center="false" draw:fill="solid" draw:fill-color="#ff950e"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list-style-name="L14">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list-style-name="L15">
      <style:graphic-properties draw:stroke="solid" svg:stroke-width="0in" svg:stroke-color="#3465a4" draw:marker-start="" draw:marker-start-width="0.0783in" draw:marker-start-center="false" draw:marker-end="" draw:marker-end-width="0.0783in" draw:marker-end-center="false" draw:fill="solid" draw:fill-color="#ff950e"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list-style-name="L16">
      <style:graphic-properties draw:stroke="solid" svg:stroke-width="0in" svg:stroke-color="#3465a4" draw:marker-start="Arrow_20_concave" draw:marker-start-width="0.0783in" draw:marker-start-center="false" draw:marker-end="Arrow_20_concave"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list-style-name="L17">
      <style:graphic-properties draw:stroke="solid" svg:stroke-width="0in" svg:stroke-color="#3465a4" draw:marker-start="Arrow_20_concave" draw:marker-start-width="0.0783in" draw:marker-start-center="false" draw:marker-end="Arrow_20_concave"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list-style-name="L1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4736in" fo:padding-top="0.0492in" fo:padding-bottom="0.0492in" fo:padding-left="0.0984in" fo:padding-right="0.0984in" draw:shadow="hidden" draw:shadow-offset-x="0.0783in" draw:shadow-offset-y="0.0783in" draw:shadow-color="#808080" style:run-through="foreground"/>
    </style:style>
    <style:style style:name="gr10" style:family="graphic" style:list-style-name="L1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1437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2"><text:bookmark-start text:name="__RefHeading__110_724107580"/><text:span text:style-name="T5">Test Sample<text:line-break/></text:span>Project Overview<text:bookmark-end text:name="__RefHeading__110_724107580"/></text:h>
      <text:h text:style-name="P1" text:outline-level="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110_724107580" text:style-name="Index_20_Link" text:visited-style-name="Index_20_Link">Test Sample Project Overview<text:tab/>1</text:a></text:p>
          <text:p text:style-name="P14"><text:a xlink:type="simple" xlink:href="#__RefHeading__123_724107580" text:style-name="Index_20_Link" text:visited-style-name="Index_20_Link">Requirements<text:tab/>1</text:a></text:p>
          <text:p text:style-name="P14"><text:a xlink:type="simple" xlink:href="#__RefHeading__486_724107580" text:style-name="Index_20_Link" text:visited-style-name="Index_20_Link">Design Overview<text:tab/>2</text:a></text:p>
          <text:p text:style-name="P20"><text:a xlink:type="simple" xlink:href="#__RefHeading__488_724107580" text:style-name="Index_20_Link" text:visited-style-name="Index_20_Link"><text:tab/>2</text:a></text:p>
          <text:p text:style-name="P14"><text:a xlink:type="simple" xlink:href="#__RefHeading__490_724107580" text:style-name="Index_20_Link" text:visited-style-name="Index_20_Link">Build and run<text:tab/>3</text:a></text:p>
          <text:p text:style-name="P20"><text:a xlink:type="simple" xlink:href="#__RefHeading__492_724107580" text:style-name="Index_20_Link" text:visited-style-name="Index_20_Link">Build<text:tab/>3</text:a></text:p>
          <text:p text:style-name="P20"><text:a xlink:type="simple" xlink:href="#__RefHeading__494_724107580" text:style-name="Index_20_Link" text:visited-style-name="Index_20_Link">Run<text:tab/>3</text:a></text:p>
          <text:p text:style-name="P20"><text:a xlink:type="simple" xlink:href="#__RefHeading__118_724107580" text:style-name="Index_20_Link" text:visited-style-name="Index_20_Link">UX Simulator output<text:tab/>3</text:a></text:p>
          <text:p text:style-name="P20"><text:a xlink:type="simple" xlink:href="#__RefHeading__120_724107580" text:style-name="Index_20_Link" text:visited-style-name="Index_20_Link">TestSample (main app) output<text:tab/>4</text:a></text:p>
          <text:p text:style-name="P14"><text:a xlink:type="simple" xlink:href="#__RefHeading__498_724107580" text:style-name="Index_20_Link" text:visited-style-name="Index_20_Link">Limitations and Assumptions<text:tab/>6</text:a></text:p>
        </text:index-body>
      </text:table-of-content>
      <text:h text:style-name="P1" text:outline-level="2"/>
      <text:h text:style-name="Heading_20_1" text:outline-level="1"><text:bookmark-start text:name="__RefHeading__123_724107580"/>Requirements<text:bookmark-end text:name="__RefHeading__123_724107580"/></text:h>
      <text:p text:style-name="P3">1.) An embedded electronic device with the following peripherals:</text:p>
      <text:p text:style-name="P3"><text:s text:c="6"/>a.) 1 spring-loaded button that may be pushed and held by a user.</text:p>
      <text:p text:style-name="P3"><text:s text:c="6"/>b.) 1 Ethernet interface. Assume that the driver is functional, and the device has a valid IP address and is Internet-accessible. BSD sockets are available to use in the application.</text:p>
      <text:p text:style-name="P3"><text:s text:c="6"/>c.) 1 white LED, controllable by GPIO.</text:p>
      <text:p text:style-name="P3"><text:s text:c="6"/>d.) 1 red LED, controllable by GPIO.</text:p>
      <text:p text:style-name="P3"><text:s text:c="6"/>e.) 1 Battery monitor, read via ADC. Units read are in units of millivolts.</text:p>
      <text:p text:style-name="P3"><text:s text:c="6"/>f.) 1 USB battery charger interface, which may be plugged and unplugged at any time to charge or discharge the battery. Assume that all battery charging functionality is independent and properly working.</text:p>
      <text:p text:style-name="P3"></text:p>
      <text:p text:style-name="P3">2.) When a user pushes the button, the white LED shall illuminate. The white LED shall be illuminated for as long as the button is held down. When the button is released, the white LED shall turn off.</text:p>
      <text:p text:style-name="P3"></text:p>
      <text:p text:style-name="P3"><text:soft-page-break/>3.) Network Application</text:p>
      <text:p text:style-name="P3"><text:s text:c="6"/>a.) While the button is pushed, a UDP socket shall be opened with a server at the domain "test.ring.com" on port 13469. Every 1 second, the device shall send a packet of 2 bytes to the server with a counter, starting at value 0 and increasing by 1 every packet.</text:p>
      <text:p text:style-name="P3"><text:s text:c="6"/>b.) For every 2-byte UDP packet sent to the server, the server shall return back a 2-byte packet on the same port echoing the counter. If no echo is received within 500ms or the value returned from the server is not equal to the value sent from the device, the device shall re-send the current value. This shall continue until the correct value is received from the server, at which point the device will increment the counter and proceed as normal.</text:p>
      <text:p text:style-name="P3"><text:s text:c="6"/>c.) When the button is released, the socket shall be closed and the counter shall be reset.</text:p>
      <text:p text:style-name="P3"></text:p>
      <text:p text:style-name="P3">4.) Battery Operation</text:p>
      <text:p text:style-name="P3"><text:s text:c="6"/>a.) While the battery voltage is &lt;3.5V, the system shall be put in a non-functional state, meaning the white LED shall not illuminate and the Network Application shall not be executed, even if the button is pushed.</text:p>
      <text:p text:style-name="P3"><text:s text:c="6"/>b.) While the battery voltage is &lt;3.5V, the red LED shall blink at a rate of 2Hz with a 25% duty cycle.</text:p>
      <text:p text:style-name="P3">c.) If the battery voltage returns to an operable level (&gt;= 3.5V), the red LED shall stop blinking and operation shall resume as normal.</text:p>
      <text:p text:style-name="P3"/>
      <text:h text:style-name="Heading_20_1" text:outline-level="1"><text:bookmark-start text:name="__RefHeading__486_724107580"/>Design Overview<text:bookmark-end text:name="__RefHeading__486_724107580"/></text:h>
      <text:h text:style-name="P2" text:outline-level="2"><draw:g text:anchor-type="paragraph" draw:z-index="0" draw:style-name="gr1"><draw:custom-shape draw:style-name="gr2" draw:text-style-name="P22" xml:id="id1" draw:id="id1" svg:width="1.585in" svg:height="0.748in" svg:x="-0.2236in" svg:y="0.3752in"><text:p text:style-name="P21"><text:span text:style-name="T10">Standalone UDP </text:span><text:span text:style-name="T10"><text:line-break/></text:span><text:span text:style-name="T10">server simulator </text:span><text:span text:style-name="T10"><text:line-break/></text:span><text:span text:style-name="T10">(udp_server_sim)</text:span></text:p><draw:enhanced-geometry svg:viewBox="0 0 21600 21600" draw:type="rectangle" draw:enhanced-path="M 0 0 L 21600 0 21600 21600 0 21600 0 0 Z N"/></draw:custom-shape><draw:custom-shape draw:style-name="gr3" draw:text-style-name="P22" xml:id="id2" draw:id="id2" svg:width="1.5843in" svg:height="0.748in" svg:x="2.8575in" svg:y="0.3752in"><text:p text:style-name="P21"><text:span text:style-name="T10">Main Loop (app)</text:span><text:span text:style-name="T10"><text:line-break/></text:span><text:span text:style-name="T10">(main.c)</text:span></text:p><draw:enhanced-geometry svg:viewBox="0 0 21600 21600" draw:type="rectangle" draw:enhanced-path="M 0 0 L 21600 0 21600 21600 0 21600 0 0 Z N"/></draw:custom-shape><draw:custom-shape draw:style-name="gr4" draw:text-style-name="P22" xml:id="id3" draw:id="id3" svg:width="1.585in" svg:height="0.748in" svg:x="5.6736in" svg:y="0.3752in"><text:p text:style-name="P21"><text:span text:style-name="T10">UX/UI and HW</text:span><text:span text:style-name="T10"><text:line-break/></text:span><text:span text:style-name="T10"> sensors simulator </text:span><text:span text:style-name="T10"><text:line-break/></text:span><text:span text:style-name="T10">(ux_sim.c)</text:span></text:p><draw:enhanced-geometry svg:viewBox="0 0 21600 21600" draw:type="rectangle" draw:enhanced-path="M 0 0 L 21600 0 21600 21600 0 21600 0 0 Z N"/></draw:custom-shape><draw:custom-shape draw:style-name="gr5" draw:text-style-name="P22" svg:width="4.4012in" svg:height="0.6539in" svg:x="2.8575in" svg:y="1.1232in"><text:p text:style-name="P21"><text:span text:style-name="T10">Platform Abstract API</text:span><text:span text:style-name="T10"><text:line-break/></text:span><text:span text:style-name="T10">(ipc.h, led.h, network.h)</text:span></text:p><draw:enhanced-geometry svg:viewBox="0 0 21600 21600" draw:type="rectangle" draw:enhanced-path="M 0 0 L 21600 0 21600 21600 0 21600 0 0 Z N"/></draw:custom-shape><draw:custom-shape draw:style-name="gr6" draw:text-style-name="P22" svg:width="4.4012in" svg:height="0.6543in" svg:x="2.8575in" svg:y="1.7764in"><text:p text:style-name="P21"><text:span text:style-name="T10">Simulated API mapping to Linux</text:span><text:span text:style-name="T10"><text:line-break/></text:span><text:span text:style-name="T10">(ipc.c, led.c, network.c)</text:span></text:p><draw:enhanced-geometry svg:viewBox="0 0 21600 21600" draw:type="rectangle" draw:enhanced-path="M 0 0 L 21600 0 21600 21600 0 21600 0 0 Z N"/></draw:custom-shape><draw:connector draw:style-name="gr7" draw:text-style-name="P23" svg:x1="1.361in" svg:y1="0.7488in" svg:x2="2.8575in" svg:y2="0.7488in" draw:start-shape="id1" draw:start-glue-point="1" draw:end-shape="id2" draw:end-glue-point="3" svg:d="M3457 1902h3801" svg:viewBox="0 0 3803 2"><text:p/></draw:connector><draw:connector draw:style-name="gr8" draw:text-style-name="P23" svg:x1="4.4417in" svg:y1="0.7496in" svg:x2="5.6736in" svg:y2="0.7488in" draw:end-shape="id3" draw:end-glue-point="3" svg:d="M11282 1904h1314v-2h1815" svg:viewBox="0 0 3131 4"><text:p/></draw:connector><draw:frame draw:style-name="gr9" draw:text-style-name="P24" svg:width="1.4079in" svg:height="0.5787in" svg:x="1.361in" svg:y="0.0835in"><draw:text-box><text:p text:style-name="P21"><text:span text:style-name="T11">Client/Server UDP-based communication</text:span></text:p></draw:text-box></draw:frame><draw:frame draw:style-name="gr10" draw:text-style-name="P24" svg:width="1.0567in" svg:height="0.2594in" svg:x="4.5299in" svg:y="0.4169in"><draw:text-box><text:p text:style-name="P21"><text:span text:style-name="T11">IPC</text:span></text:p></draw:text-box></draw:frame></draw:g><text:bookmark-start text:name="__RefHeading__488_724107580"/> <text:bookmark-end text:name="__RefHeading__488_724107580"/></text:h>
      <text:h text:style-name="P18" text:outline-level="1"><text:bookmark-start text:name="__RefHeading__490_724107580"/>Build and run<text:bookmark-end text:name="__RefHeading__490_724107580"/></text:h>
      <text:h text:style-name="Heading_20_2" text:outline-level="2"><text:bookmark-start text:name="__RefHeading__492_724107580"/>Build<text:bookmark-end text:name="__RefHeading__492_724107580"/></text:h>
      <text:p text:style-name="P3">TestSample.zip contains:</text:p>
      <text:list xml:id="list4546052922575901244" text:style-name="L8">
        <text:list-item>
          <text:p text:style-name="P4">QT project TestSample.pro to build <text:span text:style-name="T6">TestSample</text:span> application</text:p>
        </text:list-item>
        <text:list-item>
          <text:p text:style-name="P4">Makefile to build all components: <text:span text:style-name="T6">TestSample</text:span>, <text:span text:style-name="T6">udp_server_sim</text:span> and <text:span text:style-name="T6">ux</text:span></text:p>
        </text:list-item>
      </text:list>
      <text:h text:style-name="Heading_20_2" text:outline-level="2"><text:bookmark-start text:name="__RefHeading__494_724107580"/>Run<text:bookmark-end text:name="__RefHeading__494_724107580"/></text:h>
      <text:p text:style-name="P3">Application are supposed to be started in certain order (to properly create queues and sockets)</text:p>
      <text:list xml:id="list8111022952142201298" text:style-name="L9">
        <text:list-item>
          <text:p text:style-name="P5">Open terminal and start ./udp_server_sim</text:p>
        </text:list-item>
        <text:list-item>
          <text:p text:style-name="P5">Open new terminal and start ./TestSample</text:p>
        </text:list-item>
        <text:list-item>
          <text:p text:style-name="P5">Open 3<text:span text:style-name="T7">rd</text:span> terminal and start ./ux</text:p>
        </text:list-item>
      </text:list>
      <text:p text:style-name="P3">Tests can be executed in the ./ux terminal window (see description below)</text:p>
      <text:h text:style-name="Heading_20_2" text:outline-level="2"><text:bookmark-start text:name="__RefHeading__118_724107580"/>UX Simulator output<text:bookmark-end text:name="__RefHeading__118_724107580"/></text:h>
      <text:p text:style-name="P7"><text:span text:style-name="T1">~/Qt5.5.0/Projects/TestSample$ ./ux</text:span></text:p>
      <text:p text:style-name="P7"><text:span text:style-name="T1">This module simulate UX for sample device</text:span></text:p>
      <text:p text:style-name="P7"><text:span text:style-name="T1">Usage:</text:span></text:p>
      <text:p text:style-name="P7"><text:span text:style-name="T1">space - toggle spring button: down/up</text:span></text:p>
      <text:p text:style-name="P7"><text:span text:style-name="T1">b <text:s text:c="4"/>- toggle battery state: low/normal</text:span></text:p>
      <text:p text:style-name="P8"><text:span text:style-name="T1">c <text:s text:c="4"/>- toggle charger state: in/out</text:span></text:p>
      <text:p text:style-name="P8"><text:span text:style-name="T1">e <text:s text:c="4"/>- exit, end of the ux simulator</text:span></text:p>
      <text:p text:style-name="P7"><text:span text:style-name="T1"></text:span><text:span text:style-name="T2">&lt; &gt;</text:span><text:span text:style-name="T1"> // </text:span><text:span text:style-name="T2">Space</text:span></text:p>
      <text:p text:style-name="P7"><text:span text:style-name="T1">command bButtonDown now is down</text:span></text:p>
      <text:p text:style-name="P7"><text:span text:style-name="T1">b</text:span></text:p>
      <text:p text:style-name="P7"><text:span text:style-name="T1">command bLowPower now is low</text:span></text:p>
      <text:p text:style-name="P7"><text:span text:style-name="T1">c</text:span></text:p>
      <text:p text:style-name="P7"><text:span text:style-name="T1">command bChargerIn now is IN</text:span></text:p>
      <text:p text:style-name="P7"><text:span text:style-name="T1">c</text:span></text:p>
      <text:p text:style-name="P7"><text:span text:style-name="T1">command bChargerIn now is OUT</text:span></text:p>
      <text:p text:style-name="P7"><text:span text:style-name="T1">b</text:span></text:p>
      <text:p text:style-name="P7"><text:span text:style-name="T1">command bLowPower now is normal</text:span></text:p>
      <text:p text:style-name="P7"><text:span text:style-name="T2">&lt; &gt; // Space</text:span><text:span text:style-name="T1"> </text:span></text:p>
      <text:p text:style-name="P7"><text:span text:style-name="T1">command bButtonDown now is up</text:span></text:p>
      <text:p text:style-name="P7"><text:span text:style-name="T1">e</text:span></text:p>
      <text:p text:style-name="P7"><text:span text:style-name="T1"></text:span></text:p>
      <text:p text:style-name="P7"><text:span text:style-name="T1">exited...</text:span></text:p>
      <text:p text:style-name="P6"><text:soft-page-break/></text:p>
      <text:h text:style-name="Heading_20_2" text:outline-level="2"><text:bookmark-start text:name="__RefHeading__120_724107580"/>TestSample (main app) output<text:bookmark-end text:name="__RefHeading__120_724107580"/></text:h>
      <text:p text:style-name="P10"/>
      <text:p text:style-name="P10">./TestSample </text:p>
      <text:p text:style-name="P10">msgget: msgget succeeded: gMsgQueue = 1310720</text:p>
      <text:p text:style-name="P10"><text:span text:style-name="T4">IPC_BUTTON_DOWN</text:span></text:p>
      <text:p text:style-name="P10">created network process pid = 42417</text:p>
      <text:p text:style-name="P10">LED is OFF</text:p>
      <text:p text:style-name="P10"><text:span text:style-name="T3">blinking white started</text:span></text:p>
      <text:p text:style-name="P10">localhost = 127.0.0.1</text:p>
      <text:p text:style-name="P10">2 bytes sent to localhost, counter = 0</text:p>
      <text:p text:style-name="P10">Ack from server: 00:00</text:p>
      <text:p text:style-name="P10">2 bytes sent to localhost, counter = 1</text:p>
      <text:p text:style-name="P10">Ack from server: 00:01</text:p>
      <text:p text:style-name="P10">2 bytes sent to localhost, counter = 2</text:p>
      <text:p text:style-name="P10">Ack from server: 00:02</text:p>
      <text:p text:style-name="P10">2 bytes sent to localhost, counter = 3</text:p>
      <text:p text:style-name="P10">Ack from server: 00:03</text:p>
      <text:p text:style-name="P10">2 bytes sent to localhost, counter = 4</text:p>
      <text:p text:style-name="P10">Ack from server: 00:04</text:p>
      <text:p text:style-name="P10"><text:span text:style-name="T4">IPC_LOW_POWER</text:span></text:p>
      <text:p text:style-name="P10">waiting for child network process pid = 42417</text:p>
      <text:p text:style-name="P10">ipc_retval = 4, 666</text:p>
      <text:p text:style-name="P10">network task completed with err = 0</text:p>
      <text:p text:style-name="P10">network process completed with status = 0</text:p>
      <text:p text:style-name="P10">LED is OFF</text:p>
      <text:p text:style-name="P9">blinking red started</text:p>
      <text:p text:style-name="P9"><text:span text:style-name="T4">IPC_CHARGER_ON</text:span></text:p>
      <text:p text:style-name="P10">created network process pid = 42418</text:p>
      <text:p text:style-name="P10">LED is OFF</text:p>
      <text:p text:style-name="P10"><text:span text:style-name="T3">blinking white started</text:span></text:p>
      <text:p text:style-name="P10">localhost = 127.0.0.1</text:p>
      <text:p text:style-name="P10">2 bytes sent to localhost, counter = 0</text:p>
      <text:p text:style-name="P10">Ack from server: 00:00</text:p>
      <text:p text:style-name="P10">2 bytes sent to localhost, counter = 1</text:p>
      <text:p text:style-name="P10">Ack from server: 00:01</text:p>
      <text:p text:style-name="P10">2 bytes sent to localhost, counter = 2</text:p>
      <text:p text:style-name="P10">Ack from server: 00:02</text:p>
      <text:p text:style-name="P10">2 bytes sent to localhost, counter = 3</text:p>
      <text:p text:style-name="P10">Ack from server: 00:03</text:p>
      <text:p text:style-name="P10">2 bytes sent to localhost, counter = 4</text:p>
      <text:p text:style-name="P10">Ack from server: 00:04</text:p>
      <text:p text:style-name="P10">2 bytes sent to localhost, counter = 5</text:p>
      <text:p text:style-name="P10">Ack from server: 00:05</text:p>
      <text:p text:style-name="P10"><text:span text:style-name="T4">IPC_CHARGER_OFF</text:span></text:p>
      <text:p text:style-name="P10"><text:soft-page-break/>waiting for child network process pid = 42418</text:p>
      <text:p text:style-name="P10">ipc_retval = 4, 666</text:p>
      <text:p text:style-name="P10">network task completed with err = 0</text:p>
      <text:p text:style-name="P10">network process completed with status = 0</text:p>
      <text:p text:style-name="P10">LED is OFF</text:p>
      <text:p text:style-name="P9">blinking red started</text:p>
      <text:p text:style-name="P9"><text:span text:style-name="T4">IPC_POWER_OK</text:span></text:p>
      <text:p text:style-name="P10">created network process pid = 42419</text:p>
      <text:p text:style-name="P10">LED is OFF</text:p>
      <text:p text:style-name="P10"><text:span text:style-name="T3">blinking white started</text:span></text:p>
      <text:p text:style-name="P10">localhost = 127.0.0.1</text:p>
      <text:p text:style-name="P10">2 bytes sent to localhost, counter = 0</text:p>
      <text:p text:style-name="P10">Ack from server: 00:00</text:p>
      <text:p text:style-name="P10">2 bytes sent to localhost, counter = 1</text:p>
      <text:p text:style-name="P10">Ack from server: 00:01</text:p>
      <text:p text:style-name="P10">2 bytes sent to localhost, counter = 2</text:p>
      <text:p text:style-name="P10">Ack from server: 00:02</text:p>
      <text:p text:style-name="P10">2 bytes sent to localhost, counter = 3</text:p>
      <text:p text:style-name="P10">Ack from server: 00:03</text:p>
      <text:p text:style-name="P10"><text:span text:style-name="T4">IPC_BUTTON_UP</text:span></text:p>
      <text:p text:style-name="P10">waiting for child network process pid = 42419</text:p>
      <text:p text:style-name="P10">ipc_retval = 4, 666</text:p>
      <text:p text:style-name="P10">network task completed with err = 0</text:p>
      <text:p text:style-name="P10">network process completed with status = 0</text:p>
      <text:p text:style-name="P10">LED is OFF</text:p>
      <text:p text:style-name="P10"><text:span text:style-name="T4">IPC_STOP_REQ</text:span></text:p>
      <text:p text:style-name="P11"/>
      <text:h text:style-name="P16" text:outline-level="1"/>
      <text:h text:style-name="P17" text:outline-level="1"><text:bookmark-start text:name="__RefHeading__498_724107580"/>Limitations and Assumptions<text:bookmark-end text:name="__RefHeading__498_724107580"/></text:h>
      <text:p text:style-name="P12"><text:span text:style-name="T9">The code contains comments about assumptions taken during development:</text:span></text:p>
      <text:list xml:id="list7788984810985656799" text:style-name="L10">
        <text:list-item>
          <text:p text:style-name="P13"><text:span text:style-name="T9">LED driver/ctrl task is asynchronous process, accessible via message queue using commands defined in the led.h</text:span></text:p>
        </text:list-item>
        <text:list-item>
          <text:p text:style-name="P13"><text:span text:style-name="T9">Power management sensor/module is asynchronous process, delivering (upon registration/subscription) notifications when power goes &lt; 3.5V (once) and higher 3.5V (once).</text:span></text:p>
        </text:list-item>
        <text:list-item>
          <text:p text:style-name="P13"><text:span text:style-name="T9">USB battery Charger detector is asynchronous process, delivering (upon registration/subscription) notifications when charger is plugged/unplugged.</text:span></text:p>
        </text:list-item>
        <text:list-item>
          <text:p text:style-name="P13"><text:span text:style-name="T9">network.c module uses real BSD socket implementation for the communication with the server (in this project simulated with udp_server_sim); For test purposes the URL is used as “localhost” (vs. requested "test.ring.com") however it can be replaced with "test.ring.com" or any other.</text:span></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Ubuntu" svg:font-family="Ubuntu" style:font-family-generic="swiss"/>
    <style:font-face style:name="Monospace1" svg:font-family="Monospace"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35f2c" officeooo:paragraph-rsid="00135f2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onfidential<text:tab/>Page <text:page-number text:select-page="current">6</text:page-number> of <text:page-count>6</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17:57:18.469906891</meta:creation-date>
    <meta:generator>LibreOffice/4.2.8.2$Linux_X86_64 LibreOffice_project/420m0$Build-2</meta:generator>
    <meta:document-statistic meta:table-count="0" meta:image-count="0" meta:object-count="0" meta:page-count="6" meta:paragraph-count="144" meta:word-count="1033" meta:character-count="6166" meta:non-whitespace-character-count="5091"/>
  </office:meta>
</office:document-meta>
</file>